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81H52M36.304051S" calcext:value-type="time">
            <text:p>1881:5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/29/23 (IR offer)</text:p>
          </table:table-cell>
          <table:table-cell table:number-columns-repeated="2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3/30/23 (furniture move)</text:p>
          </table:table-cell>
          <table:table-cell table:number-columns-repeated="2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3-03-31" calcext:value-type="date">
            <text:p>03/31/23</text:p>
          </table:table-cell>
          <table:table-cell office:value-type="time" office:time-value="PT08H23M06.286S" calcext:value-type="time">
            <text:p>08:23 AM</text:p>
          </table:table-cell>
          <table:table-cell table:style-name="ce15" office:value-type="time" office:time-value="PT12H11M03.455S" calcext:value-type="time">
            <text:p>12:11 PM</text:p>
          </table:table-cell>
          <table:table-cell table:style-name="ce18" table:formula="of:=IF([.C377]-[.B377] &gt; 0; [.C377]-[.B377]; 0)" office:value-type="time" office:time-value="PT03H47M57.169S" calcext:value-type="time">
            <text:p>03:47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3H47M57.169S" calcext:value-type="time">
            <text:p>03:47</text:p>
          </table:table-cell>
          <table:table-cell table:style-name="ce24"/>
          <table:table-cell table:style-name="ce30" office:value-type="string" calcext:value-type="string">
            <text:p>Tutorial improvements &amp; dialogue jump prevention &amp; attachment despawn fixes, room seal improvement &amp; AI attached item target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20H00M58.28S" calcext:value-type="time">
            <text:p>20:00</text:p>
          </table:table-cell>
          <table:table-cell table:number-columns-repeated="1012"/>
        </table:table-row>
        <table:table-row table:style-name="ro1">
          <table:table-cell office:value-type="date" office:date-value="2023-04-03" calcext:value-type="date">
            <text:p>04/03/23</text:p>
          </table:table-cell>
          <table:table-cell office:value-type="time" office:time-value="PT08H44M08.729S" calcext:value-type="time">
            <text:p>08:44 AM</text:p>
          </table:table-cell>
          <table:table-cell office:value-type="time" office:time-value="PT13H02M08.021S" calcext:value-type="time">
            <text:p>01:02 PM</text:p>
          </table:table-cell>
          <table:table-cell table:formula="of:=IF([.C379]-[.B379] &gt; 0; [.C379]-[.B379]; 0)" office:value-type="time" office:time-value="PT04H17M59.292S" calcext:value-type="time">
            <text:p>04:17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4H17M59.292S" calcext:value-type="time">
            <text:p>04:17</text:p>
          </table:table-cell>
          <table:table-cell table:style-name="ce3"/>
          <table:table-cell office:value-type="string" calcext:value-type="string">
            <text:p>Rain VFX WIP</text:p>
          </table:table-cell>
          <table:table-cell table:number-columns-repeated="1013"/>
        </table:table-row>
        <table:table-row table:style-name="ro1">
          <table:table-cell office:value-type="date" office:date-value="2023-04-04" calcext:value-type="date">
            <text:p>04/04/23</text:p>
          </table:table-cell>
          <table:table-cell office:value-type="time" office:time-value="PT08H21M51.515S" calcext:value-type="time">
            <text:p>08:21 AM</text:p>
          </table:table-cell>
          <table:table-cell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Rain VFX speed/size/density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6/23 (Holy Thursday)</text:p>
          </table:table-cell>
          <table:table-cell table:number-columns-repeated="2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7/23 (Good Friday)</text:p>
          </table:table-cell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4H17M59.292S" calcext:value-type="time">
            <text:p>04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85]-[.B385] &gt; 0; [.C385]-[.B3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5]-[.F385] &gt; 0; [.G385]-[.F385]; 0)" office:value-type="time" office:time-value="PT00H00M00S" calcext:value-type="time">
            <text:p>00:00</text:p>
          </table:table-cell>
          <table:table-cell table:formula="of:=[.D385]+[.H3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6]-[.B386] &gt; 0; [.C386]-[.B3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6]-[.F386] &gt; 0; [.G386]-[.F386]; 0)" office:value-type="time" office:time-value="PT00H00M00S" calcext:value-type="time">
            <text:p>00:00</text:p>
          </table:table-cell>
          <table:table-cell table:formula="of:=[.D386]+[.H3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7]-[.B387] &gt; 0; [.C387]-[.B3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7]-[.F387] &gt; 0; [.G387]-[.F387]; 0)" office:value-type="time" office:time-value="PT00H00M00S" calcext:value-type="time">
            <text:p>00:00</text:p>
          </table:table-cell>
          <table:table-cell table:formula="of:=[.D387]+[.H3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8]-[.B388] &gt; 0; [.C388]-[.B388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8]-[.F388] &gt; 0; [.G388]-[.F388]; 0)" office:value-type="time" office:time-value="PT00H00M00S" calcext:value-type="time">
            <text:p>00:00</text:p>
          </table:table-cell>
          <table:table-cell table:style-name="ce18" table:formula="of:=[.D388]+[.H388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89]-[.B389] &gt; 0; [.C389]-[.B3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9]-[.F389] &gt; 0; [.G389]-[.F389]; 0)" office:value-type="time" office:time-value="PT00H00M00S" calcext:value-type="time">
            <text:p>00:00</text:p>
          </table:table-cell>
          <table:table-cell table:formula="of:=[.D389]+[.H3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0]-[.B390] &gt; 0; [.C390]-[.B3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0]-[.F390] &gt; 0; [.G390]-[.F390]; 0)" office:value-type="time" office:time-value="PT00H00M00S" calcext:value-type="time">
            <text:p>00:00</text:p>
          </table:table-cell>
          <table:table-cell table:formula="of:=[.D390]+[.H3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1]-[.B391] &gt; 0; [.C391]-[.B3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1]-[.F391] &gt; 0; [.G391]-[.F391]; 0)" office:value-type="time" office:time-value="PT00H00M00S" calcext:value-type="time">
            <text:p>00:00</text:p>
          </table:table-cell>
          <table:table-cell table:formula="of:=[.D391]+[.H3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92]-[.B392] &gt; 0; [.C392]-[.B392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92]-[.F392] &gt; 0; [.G392]-[.F392]; 0)" office:value-type="time" office:time-value="PT00H00M00S" calcext:value-type="time">
            <text:p>00:00</text:p>
          </table:table-cell>
          <table:table-cell table:style-name="ce18" table:formula="of:=[.D392]+[.H392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93]-[.B393] &gt; 0; [.C393]-[.B3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3]-[.F393] &gt; 0; [.G393]-[.F393]; 0)" office:value-type="time" office:time-value="PT00H00M00S" calcext:value-type="time">
            <text:p>00:00</text:p>
          </table:table-cell>
          <table:table-cell table:formula="of:=[.D393]+[.H3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4]-[.B394] &gt; 0; [.C394]-[.B3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4]-[.F394] &gt; 0; [.G394]-[.F394]; 0)" office:value-type="time" office:time-value="PT00H00M00S" calcext:value-type="time">
            <text:p>00:00</text:p>
          </table:table-cell>
          <table:table-cell table:formula="of:=[.D394]+[.H3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 office:value-type="date" office:date-value="2023-03-29" calcext:value-type="date">
            <text:p>03/29/23</text:p>
          </table:table-cell>
          <table:table-cell table:style-name="ce67" office:value-type="string" calcext:value-type="string">
            <text:p>IR offer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 office:value-type="date" office:date-value="2023-03-30" calcext:value-type="date">
            <text:p>03/30/23</text:p>
          </table:table-cell>
          <table:table-cell table:style-name="ce67" office:value-type="string" calcext:value-type="string">
            <text:p>Furniture move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 office:value-type="date" office:date-value="2023-04-06" calcext:value-type="date">
            <text:p>04/06/23</text:p>
          </table:table-cell>
          <table:table-cell table:style-name="ce68" office:value-type="string" calcext:value-type="string" table:number-columns-spanned="1" table:number-rows-spanned="2">
            <text:p>Easter/travel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 office:value-type="date" office:date-value="2023-04-07" calcext:value-type="date">
            <text:p>04/07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08:00:13.0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4-04T10:48:55.668000000</dc:date>
    <meta:editing-duration>P84DT17H16M1S</meta:editing-duration>
    <meta:editing-cycles>2243</meta:editing-cycles>
    <meta:generator>LibreOffice/7.2.6.2$Windows_X86_64 LibreOffice_project/b0ec3a565991f7569a5a7f5d24fed7f52653d754</meta:generator>
    <dc:creator>Benjamin Laws</dc:creator>
    <meta:document-statistic meta:table-count="2" meta:cell-count="2793" meta:object-count="0"/>
  </office:meta>
</office:document-meta>
</file>